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8cm" draw:marker-start="" draw:marker-start-width="0.242cm" draw:marker-end-width="0.242cm" draw:stroke-linejoin="bevel" svg:stroke-linecap="square" draw:fill="solid" draw:fill-color="#ffffff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3cm" svg:stroke-color="#000000" draw:marker-start-width="0.233cm" draw:marker-end-width="0.233cm" draw:fill="solid" draw:fill-color="#ff9999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33cm" draw:marker-end-width="0.233cm" draw:fill="solid" draw:fill-color="#ffff99" draw:opacity="100%" draw:opacity-name="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000000" draw:marker-start-width="0.233cm" draw:marker-end-width="0.233cm" draw:fill="solid" draw:fill-color="#99ff66" draw:textarea-vertical-align="middle" fo:padding-top="0.14cm" fo:padding-bottom="0.14cm" fo:padding-left="0.265cm" fo:padding-right="0.265cm"/>
    </style:style>
    <style:style style:name="gr5" style:family="graphic" style:parent-style-name="standard" style:list-style-name="L1">
      <style:graphic-properties draw:stroke="solid" svg:stroke-width="0.03cm" svg:stroke-color="#000000" draw:marker-start="" draw:marker-start-width="0.233cm" draw:marker-start-center="false" draw:marker-end="" draw:marker-end-width="0.233cm" draw:marker-end-center="false" draw:fill="solid" draw:fill-color="#99ff66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3cm" svg:stroke-color="#000000" draw:marker-start="" draw:marker-start-width="0.233cm" draw:marker-start-center="false" draw:marker-end="" draw:marker-end-width="0.233cm" draw:marker-end-center="false" draw:fill="solid" draw:fill-color="#99ff66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3cm" svg:stroke-color="#000000" draw:marker-start="" draw:marker-start-width="0.233cm" draw:marker-start-center="false" draw:marker-end="" draw:marker-end-width="0.233cm" draw:marker-end-center="false" draw:fill="solid" draw:fill-color="#99ff66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03cm" svg:stroke-color="#000000" draw:marker-start="" draw:marker-start-width="0.233cm" draw:marker-start-center="false" draw:marker-end="" draw:marker-end-width="0.233cm" draw:marker-end-center="false" draw:fill="solid" draw:fill-color="#99ff66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9" style:family="graphic" style:parent-style-name="standard">
      <style:graphic-properties svg:stroke-width="0.03cm" svg:stroke-color="#000000" draw:marker-start-width="0.233cm" draw:marker-end-width="0.233cm" draw:fill="solid" draw:fill-color="#99ff66" draw:opacity="100%" draw:opacity-name="" draw:textarea-vertical-align="middle" fo:padding-top="0.14cm" fo:padding-bottom="0.14cm" fo:padding-left="0.265cm" fo:padding-right="0.265cm"/>
    </style:style>
    <style:style style:name="gr10" style:family="graphic" style:parent-style-name="standard" style:list-style-name="L1">
      <style:graphic-properties draw:stroke="solid" svg:stroke-width="0.03cm" svg:stroke-color="#000000" draw:marker-start="" draw:marker-start-width="0.233cm" draw:marker-start-center="false" draw:marker-end="" draw:marker-end-width="0.233cm" draw:marker-end-center="false" draw:fill="solid" draw:fill-color="#99ff66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3cm" svg:stroke-color="#000000" draw:marker-start="" draw:marker-start-width="0.233cm" draw:marker-start-center="false" draw:marker-end="" draw:marker-end-width="0.233cm" draw:marker-end-center="false" draw:fill="solid" draw:fill-color="#99ff66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3cm" svg:stroke-color="#000000" draw:marker-start="" draw:marker-start-width="0.233cm" draw:marker-start-center="false" draw:marker-end="" draw:marker-end-width="0.233cm" draw:marker-end-center="false" draw:fill="solid" draw:fill-color="#99ff66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3cm" svg:stroke-color="#000000" draw:marker-start="" draw:marker-start-width="0.233cm" draw:marker-start-center="false" draw:marker-end="" draw:marker-end-width="0.233cm" draw:marker-end-center="false" draw:fill="solid" draw:fill-color="#99ff66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3cm" svg:stroke-color="#000000" draw:marker-start="" draw:marker-start-width="0.233cm" draw:marker-start-center="false" draw:marker-end="" draw:marker-end-width="0.233cm" draw:marker-end-center="false" draw:fill="solid" draw:fill-color="#99ff66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3cm" svg:stroke-color="#000000" draw:marker-start="" draw:marker-start-width="0.233cm" draw:marker-start-center="false" draw:marker-end="" draw:marker-end-width="0.233cm" draw:marker-end-center="false" draw:fill="solid" draw:fill-color="#99ff66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3cm" svg:stroke-color="#000000" draw:marker-start="" draw:marker-start-width="0.233cm" draw:marker-start-center="false" draw:marker-end="" draw:marker-end-width="0.233cm" draw:marker-end-center="false" draw:fill="solid" draw:fill-color="#99ff66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3cm" svg:stroke-color="#000000" draw:marker-start="" draw:marker-start-width="0.233cm" draw:marker-start-center="false" draw:marker-end="" draw:marker-end-width="0.233cm" draw:marker-end-center="false" draw:fill="solid" draw:fill-color="#99ff66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3cm" svg:stroke-color="#000000" draw:marker-start="" draw:marker-start-width="0.233cm" draw:marker-start-center="false" draw:marker-end="" draw:marker-end-width="0.233cm" draw:marker-end-center="false" draw:fill="solid" draw:fill-color="#99ff66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3cm" svg:stroke-color="#000000" draw:marker-start="" draw:marker-start-width="0.233cm" draw:marker-start-center="false" draw:marker-end="" draw:marker-end-width="0.233cm" draw:marker-end-center="false" draw:fill="solid" draw:fill-color="#99ff66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3cm" svg:stroke-color="#000000" draw:marker-start="" draw:marker-start-width="0.233cm" draw:marker-start-center="false" draw:marker-end="" draw:marker-end-width="0.233cm" draw:marker-end-center="false" draw:fill="solid" draw:fill-color="#99ff66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3cm" svg:stroke-color="#000000" draw:marker-start="" draw:marker-start-width="0.233cm" draw:marker-start-center="false" draw:marker-end="" draw:marker-end-width="0.233cm" draw:marker-end-center="false" draw:fill="solid" draw:fill-color="#99ff66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3cm" svg:stroke-color="#000000" draw:marker-start="" draw:marker-start-width="0.233cm" draw:marker-start-center="false" draw:marker-end="" draw:marker-end-width="0.233cm" draw:marker-end-center="false" draw:fill="solid" draw:fill-color="#99ff66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3cm" svg:stroke-color="#000000" draw:marker-start="" draw:marker-start-width="0.233cm" draw:marker-start-center="false" draw:marker-end="" draw:marker-end-width="0.233cm" draw:marker-end-center="false" draw:fill="solid" draw:fill-color="#99ff66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3cm" svg:stroke-color="#000000" draw:marker-start="" draw:marker-start-width="0.233cm" draw:marker-start-center="false" draw:marker-end="" draw:marker-end-width="0.233cm" draw:marker-end-center="false" draw:fill="solid" draw:fill-color="#99ff66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3cm" svg:stroke-color="#000000" draw:marker-start="" draw:marker-start-width="0.233cm" draw:marker-start-center="false" draw:marker-end="" draw:marker-end-width="0.233cm" draw:marker-end-center="false" draw:fill="solid" draw:fill-color="#99ff66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3cm" svg:stroke-color="#000000" draw:marker-start="" draw:marker-start-width="0.233cm" draw:marker-start-center="false" draw:marker-end="" draw:marker-end-width="0.233cm" draw:marker-end-center="false" draw:fill="solid" draw:fill-color="#99ff66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3cm" svg:stroke-color="#000000" draw:marker-start="" draw:marker-start-width="0.233cm" draw:marker-start-center="false" draw:marker-end="" draw:marker-end-width="0.233cm" draw:marker-end-center="false" draw:fill="solid" draw:fill-color="#99ff66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3cm" svg:stroke-color="#000000" draw:marker-start="" draw:marker-start-width="0.233cm" draw:marker-start-center="false" draw:marker-end="" draw:marker-end-width="0.233cm" draw:marker-end-center="false" draw:fill="solid" draw:fill-color="#99ff66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3cm" svg:stroke-color="#000000" draw:marker-start="" draw:marker-start-width="0.233cm" draw:marker-start-center="false" draw:marker-end="" draw:marker-end-width="0.233cm" draw:marker-end-center="false" draw:fill="solid" draw:fill-color="#99ff66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3cm" svg:stroke-color="#000000" draw:marker-start="" draw:marker-start-width="0.233cm" draw:marker-start-center="false" draw:marker-end="" draw:marker-end-width="0.233cm" draw:marker-end-center="false" draw:fill="solid" draw:fill-color="#99ff66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3cm" svg:stroke-color="#000000" draw:marker-start="" draw:marker-start-width="0.233cm" draw:marker-start-center="false" draw:marker-end="" draw:marker-end-width="0.233cm" draw:marker-end-center="false" draw:fill="solid" draw:fill-color="#99ff66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3cm" svg:stroke-color="#000000" draw:marker-start="" draw:marker-start-width="0.233cm" draw:marker-start-center="false" draw:marker-end="" draw:marker-end-width="0.233cm" draw:marker-end-center="false" draw:fill="solid" draw:fill-color="#99ff66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3cm" svg:stroke-color="#000000" draw:marker-start="" draw:marker-start-width="0.233cm" draw:marker-start-center="false" draw:marker-end="" draw:marker-end-width="0.233cm" draw:marker-end-center="false" draw:fill="solid" draw:fill-color="#99ff66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3cm" svg:stroke-color="#000000" draw:marker-start="" draw:marker-start-width="0.233cm" draw:marker-start-center="false" draw:marker-end="" draw:marker-end-width="0.233cm" draw:marker-end-center="false" draw:fill="solid" draw:fill-color="#99ff66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3cm" svg:stroke-color="#000000" draw:marker-start="" draw:marker-start-width="0.233cm" draw:marker-start-center="false" draw:marker-end="" draw:marker-end-width="0.233cm" draw:marker-end-center="false" draw:fill="solid" draw:fill-color="#99ff66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3cm" svg:stroke-color="#000000" draw:marker-start="" draw:marker-start-width="0.233cm" draw:marker-start-center="false" draw:marker-end="" draw:marker-end-width="0.233cm" draw:marker-end-center="false" draw:fill="solid" draw:fill-color="#99ff66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3cm" svg:stroke-color="#000000" draw:marker-start="" draw:marker-start-width="0.233cm" draw:marker-start-center="false" draw:marker-end="" draw:marker-end-width="0.233cm" draw:marker-end-center="false" draw:fill="solid" draw:fill-color="#99ff66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38" style:family="graphic" style:parent-style-name="objectwithoutfill">
      <style:graphic-properties draw:stroke="dash" draw:stroke-dash="Fine_20_Dashed" svg:stroke-width="0.028cm" draw:marker-start="" draw:marker-start-width="0.242cm" draw:marker-end-width="0.242cm" draw:stroke-linejoin="bevel" svg:stroke-linecap="square" draw:fill="solid" draw:fill-color="#ffffff" draw:textarea-vertical-align="middle" fo:padding-top="0.139cm" fo:padding-bottom="0.139cm" fo:padding-left="0.264cm" fo:padding-right="0.264cm"/>
    </style:style>
    <style:style style:name="gr39" style:family="graphic" style:parent-style-name="standard">
      <style:graphic-properties svg:stroke-width="0.03cm" svg:stroke-color="#000000" draw:marker-start-width="0.233cm" draw:marker-end-width="0.233cm" draw:fill="solid" draw:fill-color="#ffff99" draw:textarea-vertical-align="middle" fo:padding-top="0.14cm" fo:padding-bottom="0.14cm" fo:padding-left="0.265cm" fo:padding-right="0.265cm"/>
    </style:style>
    <style:style style:name="gr40" style:family="graphic" style:parent-style-name="objectwithoutfill">
      <style:graphic-properties draw:stroke="solid" draw:stroke-dash="Fine_20_Dashed" svg:stroke-width="0.028cm" draw:marker-start="" draw:marker-start-width="0.242cm" draw:marker-end-width="0.242cm" draw:stroke-linejoin="bevel" svg:stroke-linecap="square" draw:fill="solid" draw:fill-color="#ffffff" draw:textarea-vertical-align="middle" fo:padding-top="0.139cm" fo:padding-bottom="0.139cm" fo:padding-left="0.264cm" fo:padding-right="0.264cm"/>
    </style:style>
    <style:style style:name="gr41" style:family="graphic" style:parent-style-name="objectwithoutfill">
      <style:graphic-properties svg:stroke-width="0.028cm" svg:stroke-color="#cccccc" draw:marker-start="" draw:marker-start-width="0.242cm" draw:marker-end-width="0.242cm" draw:stroke-linejoin="bevel" svg:stroke-linecap="square" draw:fill="solid" draw:fill-color="#ffffff" draw:textarea-vertical-align="middle" fo:padding-top="0.139cm" fo:padding-bottom="0.139cm" fo:padding-left="0.264cm" fo:padding-right="0.264cm"/>
    </style:style>
    <style:style style:name="gr42" style:family="graphic" style:parent-style-name="standard" style:list-style-name="L1">
      <style:graphic-properties draw:stroke="solid" svg:stroke-width="0.03cm" svg:stroke-color="#000000" draw:marker-start="" draw:marker-start-width="0.233cm" draw:marker-start-center="false" draw:marker-end="" draw:marker-end-width="0.233cm" draw:marker-end-center="false" draw:fill="solid" draw:fill-color="#99ff66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43" style:family="graphic" style:parent-style-name="standard">
      <style:graphic-properties draw:stroke="dash" draw:stroke-dash="Ultrafine_20_Dashed" svg:stroke-width="0.018cm" svg:stroke-color="#b2b2b2" draw:marker-start-width="0.215cm" draw:marker-end-width="0.215cm" draw:fill="solid" draw:fill-color="#ccffcc" draw:textarea-vertical-align="middle" fo:padding-top="0.134cm" fo:padding-bottom="0.134cm" fo:padding-left="0.259cm" fo:padding-right="0.259cm"/>
    </style:style>
    <style:style style:name="gr44" style:family="graphic" style:parent-style-name="objectwithoutfill">
      <style:graphic-properties svg:stroke-width="0.159cm" svg:stroke-color="#ff99ff" draw:marker-start="" draw:marker-start-width="0.439cm" draw:marker-end="Arrow" draw:marker-end-width="0.439cm" draw:stroke-linejoin="round" svg:stroke-linecap="round" draw:fill="none" draw:textarea-vertical-align="middle" fo:padding-top="0.205cm" fo:padding-bottom="0.205cm" fo:padding-left="0.33cm" fo:padding-right="0.3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  <style:text-properties fo:color="#999999"/>
    </style:style>
    <style:style style:name="P6" style:family="paragraph">
      <style:paragraph-properties fo:text-align="center"/>
      <style:text-properties fo:color="#999999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8.25cm" svg:y1="8.25cm" svg:x2="8.266cm" svg:y2="9.599cm">
          <text:p/>
        </draw:line>
        <draw:line draw:style-name="gr1" draw:text-style-name="P1" draw:layer="layout" svg:x1="5.25cm" svg:y1="6.95cm" svg:x2="6.25cm" svg:y2="5.65cm">
          <text:p/>
        </draw:line>
        <draw:line draw:style-name="gr1" draw:text-style-name="P1" draw:layer="layout" svg:x1="6.25cm" svg:y1="5.65cm" svg:x2="7.25cm" svg:y2="6.95cm">
          <text:p/>
        </draw:line>
        <draw:line draw:style-name="gr1" draw:text-style-name="P1" draw:layer="layout" svg:x1="7.25cm" svg:y1="6.95cm" svg:x2="8.25cm" svg:y2="8.25cm">
          <text:p/>
        </draw:line>
        <draw:line draw:style-name="gr1" draw:text-style-name="P1" draw:layer="layout" svg:x1="8.25cm" svg:y1="8.25cm" svg:x2="9.25cm" svg:y2="9.55cm">
          <text:p/>
        </draw:line>
        <draw:line draw:style-name="gr1" draw:text-style-name="P1" draw:layer="layout" svg:x1="7.25cm" svg:y1="9.55cm" svg:x2="8.25cm" svg:y2="8.25cm">
          <text:p/>
        </draw:line>
        <draw:line draw:style-name="gr1" draw:text-style-name="P1" draw:layer="layout" svg:x1="6.25cm" svg:y1="8.25cm" svg:x2="7.25cm" svg:y2="6.95cm">
          <text:p/>
        </draw:line>
        <draw:line draw:style-name="gr1" draw:text-style-name="P1" draw:layer="layout" svg:x1="4.25cm" svg:y1="8.25cm" svg:x2="5.25cm" svg:y2="6.95cm">
          <text:p/>
        </draw:line>
        <draw:circle draw:style-name="gr2" draw:text-style-name="P2" draw:layer="layout" svg:width="0.9cm" svg:height="0.9cm" svg:x="5.8cm" svg:y="5.2cm">
          <text:p text:style-name="P1"><text:span text:style-name="T1">12</text:span></text:p>
        </draw:circle>
        <draw:circle draw:style-name="gr3" draw:text-style-name="P2" draw:layer="layout" svg:width="0.9cm" svg:height="0.9cm" svg:x="6.8cm" svg:y="6.5cm">
          <text:p text:style-name="P1"><text:span text:style-name="T1">3</text:span></text:p>
        </draw:circle>
        <draw:circle draw:style-name="gr3" draw:text-style-name="P2" draw:layer="layout" svg:width="0.9cm" svg:height="0.9cm" svg:x="4.8cm" svg:y="6.5cm">
          <text:p text:style-name="P1"><text:span text:style-name="T1">1</text:span></text:p>
        </draw:circle>
        <draw:circle draw:style-name="gr3" draw:text-style-name="P2" draw:layer="layout" svg:width="0.9cm" svg:height="0.9cm" svg:x="7.8cm" svg:y="7.8cm">
          <text:p text:style-name="P1"><text:span text:style-name="T1">7</text:span></text:p>
        </draw:circle>
        <draw:circle draw:style-name="gr4" draw:text-style-name="P2" draw:layer="layout" svg:width="0.9cm" svg:height="0.9cm" svg:x="3.8cm" svg:y="7.8cm">
          <text:p text:style-name="P1"><text:span text:style-name="T1">14</text:span></text:p>
        </draw:circle>
        <draw:circle draw:style-name="gr4" draw:text-style-name="P2" draw:layer="layout" svg:width="0.9cm" svg:height="0.9cm" svg:x="8.8cm" svg:y="9.2cm">
          <text:p text:style-name="P1"><text:span text:style-name="T1">8</text:span></text:p>
        </draw:circle>
        <draw:circle draw:style-name="gr4" draw:text-style-name="P2" draw:layer="layout" svg:width="0.9cm" svg:height="0.9cm" svg:x="7.8cm" svg:y="9.2cm">
          <text:p text:style-name="P1"><text:span text:style-name="T1">2</text:span></text:p>
        </draw:circle>
        <draw:circle draw:style-name="gr5" draw:text-style-name="P4" draw:layer="layout" svg:width="0.9cm" svg:height="0.9cm" svg:x="5.8cm" svg:y="7.8cm">
          <text:p text:style-name="P3"><text:span text:style-name="T2">9</text:span></text:p>
        </draw:circle>
        <draw:circle draw:style-name="gr6" draw:text-style-name="P4" draw:layer="layout" svg:width="0.9cm" svg:height="0.9cm" svg:x="6.8cm" svg:y="9.2cm">
          <text:p text:style-name="P3"><text:span text:style-name="T2">5</text:span></text:p>
        </draw:circle>
        <draw:g>
          <draw:line draw:style-name="gr1" draw:text-style-name="P1" draw:layer="layout" svg:x1="2.55cm" svg:y1="13.15cm" svg:x2="3.55cm" svg:y2="11.85cm">
            <text:p/>
          </draw:line>
          <draw:line draw:style-name="gr1" draw:text-style-name="P1" draw:layer="layout" svg:x1="3.55cm" svg:y1="11.85cm" svg:x2="4.55cm" svg:y2="13.15cm">
            <text:p/>
          </draw:line>
          <draw:line draw:style-name="gr1" draw:text-style-name="P1" draw:layer="layout" svg:x1="4.55cm" svg:y1="13.15cm" svg:x2="5.55cm" svg:y2="14.45cm">
            <text:p/>
          </draw:line>
          <draw:line draw:style-name="gr1" draw:text-style-name="P1" draw:layer="layout" svg:x1="5.55cm" svg:y1="14.45cm" svg:x2="6.55cm" svg:y2="15.75cm">
            <text:p/>
          </draw:line>
          <draw:line draw:style-name="gr1" draw:text-style-name="P1" draw:layer="layout" svg:x1="4.55cm" svg:y1="15.75cm" svg:x2="5.55cm" svg:y2="14.45cm">
            <text:p/>
          </draw:line>
          <draw:line draw:style-name="gr1" draw:text-style-name="P1" draw:layer="layout" svg:x1="3.55cm" svg:y1="14.45cm" svg:x2="4.55cm" svg:y2="13.15cm">
            <text:p/>
          </draw:line>
          <draw:line draw:style-name="gr1" draw:text-style-name="P1" draw:layer="layout" svg:x1="1.55cm" svg:y1="14.45cm" svg:x2="2.55cm" svg:y2="13.15cm">
            <text:p/>
          </draw:line>
          <draw:circle draw:style-name="gr2" draw:text-style-name="P2" draw:layer="layout" svg:width="0.9cm" svg:height="0.9cm" svg:x="3.1cm" svg:y="11.4cm">
            <text:p text:style-name="P1"><text:span text:style-name="T1">12</text:span></text:p>
          </draw:circle>
          <draw:circle draw:style-name="gr3" draw:text-style-name="P2" draw:layer="layout" svg:width="0.9cm" svg:height="0.9cm" svg:x="4.1cm" svg:y="12.7cm">
            <text:p text:style-name="P1"><text:span text:style-name="T1">17</text:span></text:p>
          </draw:circle>
          <draw:circle draw:style-name="gr3" draw:text-style-name="P2" draw:layer="layout" svg:width="0.9cm" svg:height="0.9cm" svg:x="2.1cm" svg:y="12.7cm">
            <text:p text:style-name="P1"><text:span text:style-name="T1">3</text:span></text:p>
          </draw:circle>
          <draw:circle draw:style-name="gr3" draw:text-style-name="P2" draw:layer="layout" svg:width="0.9cm" svg:height="0.9cm" svg:x="5.1cm" svg:y="14cm">
            <text:p text:style-name="P1"><text:span text:style-name="T1">19</text:span></text:p>
          </draw:circle>
          <draw:circle draw:style-name="gr4" draw:text-style-name="P2" draw:layer="layout" svg:width="0.9cm" svg:height="0.9cm" svg:x="1.1cm" svg:y="14cm">
            <text:p text:style-name="P1"><text:span text:style-name="T1">2</text:span></text:p>
          </draw:circle>
          <draw:circle draw:style-name="gr4" draw:text-style-name="P2" draw:layer="layout" svg:width="0.9cm" svg:height="0.9cm" svg:x="6.1cm" svg:y="15.4cm">
            <text:p text:style-name="P1"><text:span text:style-name="T1">21</text:span></text:p>
          </draw:circle>
          <draw:circle draw:style-name="gr7" draw:text-style-name="P4" draw:layer="layout" svg:width="0.9cm" svg:height="0.9cm" svg:x="3.1cm" svg:y="14cm">
            <text:p text:style-name="P3"><text:span text:style-name="T2">14</text:span></text:p>
          </draw:circle>
          <draw:circle draw:style-name="gr8" draw:text-style-name="P4" draw:layer="layout" svg:width="0.9cm" svg:height="0.9cm" svg:x="4.1cm" svg:y="15.4cm">
            <text:p text:style-name="P3"><text:span text:style-name="T2">18</text:span></text:p>
          </draw:circle>
        </draw:g>
        <draw:g>
          <draw:line draw:style-name="gr1" draw:text-style-name="P1" draw:layer="layout" svg:x1="18.214cm" svg:y1="18.676cm" svg:x2="19.214cm" svg:y2="17.376cm">
            <text:p/>
          </draw:line>
          <draw:line draw:style-name="gr1" draw:text-style-name="P1" draw:layer="layout" svg:x1="19.214cm" svg:y1="17.376cm" svg:x2="20.214cm" svg:y2="18.676cm">
            <text:p/>
          </draw:line>
          <draw:line draw:style-name="gr1" draw:text-style-name="P1" draw:layer="layout" svg:x1="20.214cm" svg:y1="18.676cm" svg:x2="21.214cm" svg:y2="19.976cm">
            <text:p/>
          </draw:line>
          <draw:line draw:style-name="gr1" draw:text-style-name="P1" draw:layer="layout" svg:x1="21.214cm" svg:y1="19.976cm" svg:x2="22.214cm" svg:y2="21.276cm">
            <text:p/>
          </draw:line>
          <draw:line draw:style-name="gr1" draw:text-style-name="P1" draw:layer="layout" svg:x1="20.214cm" svg:y1="21.276cm" svg:x2="21.214cm" svg:y2="19.976cm">
            <text:p/>
          </draw:line>
          <draw:line draw:style-name="gr1" draw:text-style-name="P1" draw:layer="layout" svg:x1="19.214cm" svg:y1="19.976cm" svg:x2="20.214cm" svg:y2="18.676cm">
            <text:p/>
          </draw:line>
          <draw:circle draw:style-name="gr2" draw:text-style-name="P2" draw:layer="layout" svg:width="0.9cm" svg:height="0.9cm" svg:x="18.764cm" svg:y="16.926cm">
            <text:p text:style-name="P1"><text:span text:style-name="T1">3</text:span></text:p>
          </draw:circle>
          <draw:circle draw:style-name="gr3" draw:text-style-name="P2" draw:layer="layout" svg:width="0.9cm" svg:height="0.9cm" svg:x="19.764cm" svg:y="18.226cm">
            <text:p text:style-name="P1"><text:span text:style-name="T1">17</text:span></text:p>
          </draw:circle>
          <draw:circle draw:style-name="gr9" draw:text-style-name="P2" draw:layer="layout" svg:width="0.9cm" svg:height="0.9cm" svg:x="17.764cm" svg:y="18.226cm">
            <text:p text:style-name="P1"><text:span text:style-name="T1">2</text:span></text:p>
          </draw:circle>
          <draw:circle draw:style-name="gr3" draw:text-style-name="P2" draw:layer="layout" svg:width="0.9cm" svg:height="0.9cm" svg:x="20.764cm" svg:y="19.526cm">
            <text:p text:style-name="P1"><text:span text:style-name="T1">19</text:span></text:p>
          </draw:circle>
          <draw:circle draw:style-name="gr4" draw:text-style-name="P2" draw:layer="layout" svg:width="0.9cm" svg:height="0.9cm" svg:x="21.764cm" svg:y="20.926cm">
            <text:p text:style-name="P1"><text:span text:style-name="T1">21</text:span></text:p>
          </draw:circle>
          <draw:circle draw:style-name="gr10" draw:text-style-name="P4" draw:layer="layout" svg:width="0.9cm" svg:height="0.9cm" svg:x="18.764cm" svg:y="19.526cm">
            <text:p text:style-name="P3"><text:span text:style-name="T2">14</text:span></text:p>
          </draw:circle>
          <draw:circle draw:style-name="gr11" draw:text-style-name="P4" draw:layer="layout" svg:width="0.9cm" svg:height="0.9cm" svg:x="19.764cm" svg:y="20.926cm">
            <text:p text:style-name="P3"><text:span text:style-name="T2">18</text:span></text:p>
          </draw:circle>
        </draw:g>
        <draw:circle draw:style-name="gr2" draw:text-style-name="P2" draw:layer="layout" svg:width="0.9cm" svg:height="0.9cm" svg:x="1.5cm" svg:y="26.1cm">
          <text:p text:style-name="P1"><text:span text:style-name="T1">25</text:span></text:p>
        </draw:circle>
        <draw:line draw:style-name="gr1" draw:text-style-name="P1" draw:layer="layout" svg:x1="-15.55cm" svg:y1="35.65cm" svg:x2="-14.55cm" svg:y2="36.95cm">
          <text:p/>
        </draw:line>
        <draw:line draw:style-name="gr1" draw:text-style-name="P1" draw:layer="layout" svg:x1="-16.55cm" svg:y1="36.95cm" svg:x2="-15.55cm" svg:y2="35.65cm">
          <text:p/>
        </draw:line>
        <draw:circle draw:style-name="gr3" draw:text-style-name="P2" draw:layer="layout" svg:width="0.9cm" svg:height="0.9cm" svg:x="-16cm" svg:y="35.2cm">
          <text:p text:style-name="P1"><text:span text:style-name="T1">3</text:span></text:p>
        </draw:circle>
        <draw:circle draw:style-name="gr12" draw:text-style-name="P4" draw:layer="layout" svg:width="0.9cm" svg:height="0.9cm" svg:x="-17.45cm" svg:y="37.25cm">
          <text:p text:style-name="P3"><text:span text:style-name="T2">0</text:span></text:p>
        </draw:circle>
        <draw:line draw:style-name="gr1" draw:text-style-name="P1" draw:layer="layout" svg:x1="-17cm" svg:y1="37.7cm" svg:x2="-16cm" svg:y2="39cm">
          <text:p/>
        </draw:line>
        <draw:line draw:style-name="gr1" draw:text-style-name="P1" draw:layer="layout" svg:x1="-18cm" svg:y1="39cm" svg:x2="-17cm" svg:y2="37.7cm">
          <text:p/>
        </draw:line>
        <draw:circle draw:style-name="gr3" draw:text-style-name="P2" draw:layer="layout" svg:width="0.9cm" svg:height="0.9cm" svg:x="-17.45cm" svg:y="37.25cm">
          <text:p text:style-name="P1"><text:span text:style-name="T1">1</text:span></text:p>
        </draw:circle>
        <draw:circle draw:style-name="gr13" draw:text-style-name="P4" draw:layer="layout" svg:width="0.9cm" svg:height="0.9cm" svg:x="-18.45cm" svg:y="38.65cm">
          <text:p text:style-name="P3"><text:span text:style-name="T2">0</text:span></text:p>
        </draw:circle>
        <draw:circle draw:style-name="gr14" draw:text-style-name="P4" draw:layer="layout" svg:width="0.9cm" svg:height="0.9cm" svg:x="-16.85cm" svg:y="38.65cm">
          <text:p text:style-name="P3"><text:span text:style-name="T2">2</text:span></text:p>
        </draw:circle>
        <draw:circle draw:style-name="gr15" draw:text-style-name="P4" draw:layer="layout" svg:width="0.9cm" svg:height="0.9cm" svg:x="-14.65cm" svg:y="37.25cm">
          <text:p text:style-name="P3"><text:span text:style-name="T2">0</text:span></text:p>
        </draw:circle>
        <draw:line draw:style-name="gr1" draw:text-style-name="P1" draw:layer="layout" svg:x1="-14.2cm" svg:y1="37.7cm" svg:x2="-13.2cm" svg:y2="39cm">
          <text:p/>
        </draw:line>
        <draw:line draw:style-name="gr1" draw:text-style-name="P1" draw:layer="layout" svg:x1="-15.2cm" svg:y1="39cm" svg:x2="-14.2cm" svg:y2="37.7cm">
          <text:p/>
        </draw:line>
        <draw:circle draw:style-name="gr3" draw:text-style-name="P2" draw:layer="layout" svg:width="0.9cm" svg:height="0.9cm" svg:x="-14.65cm" svg:y="37.25cm">
          <text:p text:style-name="P1"><text:span text:style-name="T1">5</text:span></text:p>
        </draw:circle>
        <draw:circle draw:style-name="gr16" draw:text-style-name="P4" draw:layer="layout" svg:width="0.9cm" svg:height="0.9cm" svg:x="-15.65cm" svg:y="38.65cm">
          <text:p text:style-name="P3"><text:span text:style-name="T2">4</text:span></text:p>
        </draw:circle>
        <draw:circle draw:style-name="gr17" draw:text-style-name="P4" draw:layer="layout" svg:width="0.9cm" svg:height="0.9cm" svg:x="-14.05cm" svg:y="38.65cm">
          <text:p text:style-name="P3"><text:span text:style-name="T2">6</text:span></text:p>
        </draw:circle>
        <draw:line draw:style-name="gr1" draw:text-style-name="P1" draw:layer="layout" svg:x1="-10.85cm" svg:y1="37cm" svg:x2="-9.85cm" svg:y2="35.7cm">
          <text:p/>
        </draw:line>
        <draw:circle draw:style-name="gr3" draw:text-style-name="P2" draw:layer="layout" svg:width="0.9cm" svg:height="0.9cm" svg:x="-10.3cm" svg:y="35.25cm">
          <text:p text:style-name="P1"><text:span text:style-name="T1">11</text:span></text:p>
        </draw:circle>
        <draw:circle draw:style-name="gr18" draw:text-style-name="P4" draw:layer="layout" svg:width="0.9cm" svg:height="0.9cm" svg:x="-11.75cm" svg:y="37.3cm">
          <text:p text:style-name="P3"><text:span text:style-name="T2">0</text:span></text:p>
        </draw:circle>
        <draw:line draw:style-name="gr1" draw:text-style-name="P1" draw:layer="layout" svg:x1="-11.3cm" svg:y1="37.75cm" svg:x2="-10.3cm" svg:y2="39.05cm">
          <text:p/>
        </draw:line>
        <draw:line draw:style-name="gr1" draw:text-style-name="P1" draw:layer="layout" svg:x1="-12.3cm" svg:y1="39.05cm" svg:x2="-11.3cm" svg:y2="37.75cm">
          <text:p/>
        </draw:line>
        <draw:circle draw:style-name="gr3" draw:text-style-name="P2" draw:layer="layout" svg:width="0.9cm" svg:height="0.9cm" svg:x="-11.75cm" svg:y="37.3cm">
          <text:p text:style-name="P1"><text:span text:style-name="T1">9</text:span></text:p>
        </draw:circle>
        <draw:circle draw:style-name="gr19" draw:text-style-name="P4" draw:layer="layout" svg:width="0.9cm" svg:height="0.9cm" svg:x="-12.75cm" svg:y="38.7cm">
          <text:p text:style-name="P3"><text:span text:style-name="T2">8</text:span></text:p>
        </draw:circle>
        <draw:circle draw:style-name="gr20" draw:text-style-name="P4" draw:layer="layout" svg:width="0.9cm" svg:height="0.9cm" svg:x="-11.15cm" svg:y="38.7cm">
          <text:p text:style-name="P3"><text:span text:style-name="T2">10</text:span></text:p>
        </draw:circle>
        <draw:line draw:style-name="gr1" draw:text-style-name="P1" draw:layer="layout" svg:x1="16.05cm" svg:y1="35.65cm" svg:x2="17.05cm" svg:y2="36.95cm">
          <text:p/>
        </draw:line>
        <draw:circle draw:style-name="gr3" draw:text-style-name="P2" draw:layer="layout" svg:width="0.9cm" svg:height="0.9cm" svg:x="15.6cm" svg:y="35.2cm">
          <text:p text:style-name="P1"><text:span text:style-name="T1">38</text:span></text:p>
        </draw:circle>
        <draw:circle draw:style-name="gr21" draw:text-style-name="P4" draw:layer="layout" svg:width="0.9cm" svg:height="0.9cm" svg:x="16.95cm" svg:y="37.25cm">
          <text:p text:style-name="P3"><text:span text:style-name="T2">0</text:span></text:p>
        </draw:circle>
        <draw:line draw:style-name="gr1" draw:text-style-name="P1" draw:layer="layout" svg:x1="17.4cm" svg:y1="37.7cm" svg:x2="18.4cm" svg:y2="39cm">
          <text:p/>
        </draw:line>
        <draw:circle draw:style-name="gr3" draw:text-style-name="P2" draw:layer="layout" svg:width="0.9cm" svg:height="0.9cm" svg:x="16.95cm" svg:y="37.25cm">
          <text:p text:style-name="P1"><text:span text:style-name="T1">40</text:span></text:p>
        </draw:circle>
        <draw:circle draw:style-name="gr22" draw:text-style-name="P4" draw:layer="layout" svg:width="0.9cm" svg:height="0.9cm" svg:x="16.15cm" svg:y="38.65cm">
          <text:p text:style-name="P3"><text:span text:style-name="T2">39</text:span></text:p>
          <text:p text:style-name="P3"><text:span text:style-name="T2"/></text:p>
          <text:p text:style-name="P3"><text:span text:style-name="T2"/></text:p>
        </draw:circle>
        <draw:line draw:style-name="gr1" draw:text-style-name="P1" draw:layer="layout" svg:x1="-5.35cm" svg:y1="35.7cm" svg:x2="-4.35cm" svg:y2="37cm">
          <text:p/>
        </draw:line>
        <draw:line draw:style-name="gr1" draw:text-style-name="P1" draw:layer="layout" svg:x1="-6.35cm" svg:y1="37cm" svg:x2="-5.35cm" svg:y2="35.7cm">
          <text:p/>
        </draw:line>
        <draw:circle draw:style-name="gr3" draw:text-style-name="P2" draw:layer="layout" svg:width="0.9cm" svg:height="0.9cm" svg:x="-5.8cm" svg:y="35.25cm">
          <text:p text:style-name="P1"><text:span text:style-name="T1">16</text:span></text:p>
        </draw:circle>
        <draw:circle draw:style-name="gr23" draw:text-style-name="P4" draw:layer="layout" svg:width="0.9cm" svg:height="0.9cm" svg:x="-7.25cm" svg:y="37.3cm">
          <text:p text:style-name="P3"><text:span text:style-name="T2">0</text:span></text:p>
        </draw:circle>
        <draw:line draw:style-name="gr1" draw:text-style-name="P1" draw:layer="layout" svg:x1="-6.8cm" svg:y1="37.75cm" svg:x2="-5.8cm" svg:y2="39.05cm">
          <text:p/>
        </draw:line>
        <draw:line draw:style-name="gr1" draw:text-style-name="P1" draw:layer="layout" svg:x1="-7.8cm" svg:y1="39.05cm" svg:x2="-6.8cm" svg:y2="37.75cm">
          <text:p/>
        </draw:line>
        <draw:circle draw:style-name="gr3" draw:text-style-name="P2" draw:layer="layout" svg:width="0.9cm" svg:height="0.9cm" svg:x="-7.25cm" svg:y="37.3cm">
          <text:p text:style-name="P1"><text:span text:style-name="T1">14</text:span></text:p>
        </draw:circle>
        <draw:circle draw:style-name="gr24" draw:text-style-name="P4" draw:layer="layout" svg:width="0.9cm" svg:height="0.9cm" svg:x="-8.2cm" svg:y="38.7cm">
          <text:p text:style-name="P3"><text:span text:style-name="T2">13</text:span></text:p>
        </draw:circle>
        <draw:circle draw:style-name="gr25" draw:text-style-name="P4" draw:layer="layout" svg:width="0.9cm" svg:height="0.9cm" svg:x="-6.65cm" svg:y="38.7cm">
          <text:p text:style-name="P3"><text:span text:style-name="T2">15</text:span></text:p>
        </draw:circle>
        <draw:circle draw:style-name="gr26" draw:text-style-name="P4" draw:layer="layout" svg:width="0.9cm" svg:height="0.9cm" svg:x="-4.45cm" svg:y="37.3cm">
          <text:p text:style-name="P3"><text:span text:style-name="T2">0</text:span></text:p>
        </draw:circle>
        <draw:line draw:style-name="gr1" draw:text-style-name="P1" draw:layer="layout" svg:x1="-4cm" svg:y1="37.75cm" svg:x2="-3cm" svg:y2="39.05cm">
          <text:p/>
        </draw:line>
        <draw:line draw:style-name="gr1" draw:text-style-name="P1" draw:layer="layout" svg:x1="-5cm" svg:y1="39.05cm" svg:x2="-4cm" svg:y2="37.75cm">
          <text:p/>
        </draw:line>
        <draw:circle draw:style-name="gr3" draw:text-style-name="P2" draw:layer="layout" svg:width="0.9cm" svg:height="0.9cm" svg:x="-4.45cm" svg:y="37.3cm">
          <text:p text:style-name="P1"><text:span text:style-name="T1">18</text:span></text:p>
        </draw:circle>
        <draw:circle draw:style-name="gr27" draw:text-style-name="P4" draw:layer="layout" svg:width="0.9cm" svg:height="0.9cm" svg:x="-5.45cm" svg:y="38.7cm">
          <text:p text:style-name="P3"><text:span text:style-name="T2">17</text:span></text:p>
        </draw:circle>
        <draw:circle draw:style-name="gr28" draw:text-style-name="P4" draw:layer="layout" svg:width="0.9cm" svg:height="0.9cm" svg:x="-3.8cm" svg:y="38.7cm">
          <text:p text:style-name="P3"><text:span text:style-name="T2">19</text:span></text:p>
        </draw:circle>
        <draw:line draw:style-name="gr1" draw:text-style-name="P1" draw:layer="layout" svg:x1="-12.85cm" svg:y1="32.9cm" svg:x2="-11.85cm" svg:y2="34.2cm">
          <text:p/>
        </draw:line>
        <draw:line draw:style-name="gr1" draw:text-style-name="P1" draw:layer="layout" svg:x1="-13.85cm" svg:y1="34.2cm" svg:x2="-12.85cm" svg:y2="32.9cm">
          <text:p/>
        </draw:line>
        <draw:circle draw:style-name="gr3" draw:text-style-name="P2" draw:layer="layout" svg:width="0.9cm" svg:height="0.9cm" svg:x="-13.3cm" svg:y="32.45cm">
          <text:p text:style-name="P1"><text:span text:style-name="T1">7</text:span></text:p>
        </draw:circle>
        <draw:line draw:style-name="gr1" draw:text-style-name="P1" draw:layer="layout" svg:x1="-3.55cm" svg:y1="32.65cm" svg:x2="-2.55cm" svg:y2="33.95cm">
          <text:p/>
        </draw:line>
        <draw:line draw:style-name="gr1" draw:text-style-name="P1" draw:layer="layout" svg:x1="-4.55cm" svg:y1="33.95cm" svg:x2="-3.55cm" svg:y2="32.65cm">
          <text:p/>
        </draw:line>
        <draw:circle draw:style-name="gr3" draw:text-style-name="P2" draw:layer="layout" svg:width="0.9cm" svg:height="0.9cm" svg:x="-4cm" svg:y="32.2cm">
          <text:p text:style-name="P1"><text:span text:style-name="T1">20</text:span></text:p>
        </draw:circle>
        <draw:line draw:style-name="gr1" draw:text-style-name="P1" draw:layer="layout" svg:x1="7.2cm" svg:y1="35.7cm" svg:x2="8.2cm" svg:y2="37cm">
          <text:p/>
        </draw:line>
        <draw:circle draw:style-name="gr3" draw:text-style-name="P2" draw:layer="layout" svg:width="0.9cm" svg:height="0.9cm" svg:x="6.75cm" svg:y="35.25cm">
          <text:p text:style-name="P1"><text:span text:style-name="T1">30</text:span></text:p>
        </draw:circle>
        <draw:circle draw:style-name="gr29" draw:text-style-name="P4" draw:layer="layout" svg:width="0.9cm" svg:height="0.9cm" svg:x="8.1cm" svg:y="37.3cm">
          <text:p text:style-name="P3"><text:span text:style-name="T2">0</text:span></text:p>
        </draw:circle>
        <draw:line draw:style-name="gr1" draw:text-style-name="P1" draw:layer="layout" svg:x1="8.55cm" svg:y1="37.75cm" svg:x2="9.55cm" svg:y2="39.05cm">
          <text:p/>
        </draw:line>
        <draw:circle draw:style-name="gr3" draw:text-style-name="P2" draw:layer="layout" svg:width="0.9cm" svg:height="0.9cm" svg:x="8.1cm" svg:y="37.3cm">
          <text:p text:style-name="P1"><text:span text:style-name="T1">31</text:span></text:p>
        </draw:circle>
        <draw:circle draw:style-name="gr30" draw:text-style-name="P4" draw:layer="layout" svg:width="0.9cm" svg:height="0.9cm" svg:x="8.7cm" svg:y="38.7cm">
          <text:p text:style-name="P3"><text:span text:style-name="T2">32</text:span></text:p>
        </draw:circle>
        <draw:line draw:style-name="gr1" draw:text-style-name="P1" draw:layer="layout" svg:x1="3.35cm" svg:y1="36.8cm" svg:x2="4.35cm" svg:y2="35.5cm">
          <text:p/>
        </draw:line>
        <draw:circle draw:style-name="gr3" draw:text-style-name="P2" draw:layer="layout" svg:width="0.9cm" svg:height="0.9cm" svg:x="3.9cm" svg:y="35.05cm">
          <text:p text:style-name="P1"><text:span text:style-name="T1">28</text:span></text:p>
        </draw:circle>
        <draw:circle draw:style-name="gr31" draw:text-style-name="P4" draw:layer="layout" svg:width="0.9cm" svg:height="0.9cm" svg:x="2.45cm" svg:y="37.1cm">
          <text:p text:style-name="P3"><text:span text:style-name="T2">0</text:span></text:p>
        </draw:circle>
        <draw:line draw:style-name="gr1" draw:text-style-name="P1" draw:layer="layout" svg:x1="1.9cm" svg:y1="38.85cm" svg:x2="2.9cm" svg:y2="37.55cm">
          <text:p/>
        </draw:line>
        <draw:circle draw:style-name="gr3" draw:text-style-name="P2" draw:layer="layout" svg:width="0.9cm" svg:height="0.9cm" svg:x="2.45cm" svg:y="37.1cm">
          <text:p text:style-name="P1"><text:span text:style-name="T1">27</text:span></text:p>
        </draw:circle>
        <draw:circle draw:style-name="gr32" draw:text-style-name="P4" draw:layer="layout" svg:width="0.9cm" svg:height="0.9cm" svg:x="1.45cm" svg:y="38.5cm">
          <text:p text:style-name="P3"><text:span text:style-name="T2">26</text:span></text:p>
        </draw:circle>
        <draw:line draw:style-name="gr1" draw:text-style-name="P1" draw:layer="layout" svg:x1="5.5cm" svg:y1="32.8cm" svg:x2="6.5cm" svg:y2="34.1cm">
          <text:p/>
        </draw:line>
        <draw:line draw:style-name="gr1" draw:text-style-name="P1" draw:layer="layout" svg:x1="4.5cm" svg:y1="34.1cm" svg:x2="5.5cm" svg:y2="32.8cm">
          <text:p/>
        </draw:line>
        <draw:circle draw:style-name="gr3" draw:text-style-name="P2" draw:layer="layout" svg:width="0.9cm" svg:height="0.9cm" svg:x="5.05cm" svg:y="32.35cm">
          <text:p text:style-name="P1"><text:span text:style-name="T1">29</text:span></text:p>
        </draw:circle>
        <draw:line draw:style-name="gr1" draw:text-style-name="P1" draw:layer="layout" svg:x1="12.55cm" svg:y1="36.95cm" svg:x2="13.55cm" svg:y2="35.65cm">
          <text:p/>
        </draw:line>
        <draw:circle draw:style-name="gr3" draw:text-style-name="P2" draw:layer="layout" svg:width="0.9cm" svg:height="0.9cm" svg:x="13.1cm" svg:y="35.2cm">
          <text:p text:style-name="P1"><text:span text:style-name="T1">36</text:span></text:p>
        </draw:circle>
        <draw:circle draw:style-name="gr33" draw:text-style-name="P4" draw:layer="layout" svg:width="0.9cm" svg:height="0.9cm" svg:x="11.65cm" svg:y="37.25cm">
          <text:p text:style-name="P3"><text:span text:style-name="T2">0</text:span></text:p>
        </draw:circle>
        <draw:line draw:style-name="gr1" draw:text-style-name="P1" draw:layer="layout" svg:x1="12.1cm" svg:y1="37.7cm" svg:x2="13.1cm" svg:y2="39cm">
          <text:p/>
        </draw:line>
        <draw:circle draw:style-name="gr3" draw:text-style-name="P2" draw:layer="layout" svg:width="0.9cm" svg:height="0.9cm" svg:x="11.65cm" svg:y="37.25cm">
          <text:p text:style-name="P1"><text:span text:style-name="T1">34</text:span></text:p>
        </draw:circle>
        <draw:circle draw:style-name="gr34" draw:text-style-name="P4" draw:layer="layout" svg:width="0.9cm" svg:height="0.9cm" svg:x="12.25cm" svg:y="38.65cm">
          <text:p text:style-name="P3"><text:span text:style-name="T2">35</text:span></text:p>
        </draw:circle>
        <draw:line draw:style-name="gr1" draw:text-style-name="P1" draw:layer="layout" svg:x1="14.8cm" svg:y1="32.75cm" svg:x2="15.8cm" svg:y2="34.05cm">
          <text:p/>
        </draw:line>
        <draw:line draw:style-name="gr1" draw:text-style-name="P1" draw:layer="layout" svg:x1="13.8cm" svg:y1="34.05cm" svg:x2="14.8cm" svg:y2="32.75cm">
          <text:p/>
        </draw:line>
        <draw:circle draw:style-name="gr3" draw:text-style-name="P2" draw:layer="layout" svg:width="0.9cm" svg:height="0.9cm" svg:x="14.35cm" svg:y="32.3cm">
          <text:p text:style-name="P1"><text:span text:style-name="T1">37</text:span></text:p>
        </draw:circle>
        <draw:line draw:style-name="gr1" draw:text-style-name="P1" draw:layer="layout" svg:x1="-8.5cm" svg:y1="29.65cm" svg:x2="-7.5cm" svg:y2="30.95cm">
          <text:p/>
        </draw:line>
        <draw:line draw:style-name="gr1" draw:text-style-name="P1" draw:layer="layout" svg:x1="-9.5cm" svg:y1="30.95cm" svg:x2="-8.5cm" svg:y2="29.65cm">
          <text:p/>
        </draw:line>
        <draw:circle draw:style-name="gr3" draw:text-style-name="P2" draw:layer="layout" svg:width="0.9cm" svg:height="0.9cm" svg:x="-8.95cm" svg:y="29.2cm">
          <text:p text:style-name="P1"><text:span text:style-name="T1">12</text:span></text:p>
        </draw:circle>
        <draw:line draw:style-name="gr1" draw:text-style-name="P1" draw:layer="layout" svg:x1="10cm" svg:y1="29.6cm" svg:x2="11cm" svg:y2="30.9cm">
          <text:p/>
        </draw:line>
        <draw:line draw:style-name="gr1" draw:text-style-name="P1" draw:layer="layout" svg:x1="9cm" svg:y1="30.9cm" svg:x2="10cm" svg:y2="29.6cm">
          <text:p/>
        </draw:line>
        <draw:circle draw:style-name="gr3" draw:text-style-name="P2" draw:layer="layout" svg:width="0.9cm" svg:height="0.9cm" svg:x="9.55cm" svg:y="29.15cm">
          <text:p text:style-name="P1"><text:span text:style-name="T1">33</text:span></text:p>
        </draw:circle>
        <draw:line draw:style-name="gr1" draw:text-style-name="P1" draw:layer="layout" svg:x1="-1.75cm" svg:y1="35.65cm" svg:x2="-0.75cm" svg:y2="36.95cm">
          <text:p/>
        </draw:line>
        <draw:circle draw:style-name="gr3" draw:text-style-name="P2" draw:layer="layout" svg:width="0.9cm" svg:height="0.9cm" svg:x="-2.2cm" svg:y="35.2cm">
          <text:p text:style-name="P1"><text:span text:style-name="T1">21</text:span></text:p>
        </draw:circle>
        <draw:circle draw:style-name="gr35" draw:text-style-name="P4" draw:layer="layout" svg:width="0.9cm" svg:height="0.9cm" svg:x="-0.85cm" svg:y="37.25cm">
          <text:p text:style-name="P3"><text:span text:style-name="T2">0</text:span></text:p>
        </draw:circle>
        <draw:line draw:style-name="gr1" draw:text-style-name="P1" draw:layer="layout" svg:x1="-0.4cm" svg:y1="37.7cm" svg:x2="0.6cm" svg:y2="39cm">
          <text:p/>
        </draw:line>
        <draw:line draw:style-name="gr1" draw:text-style-name="P1" draw:layer="layout" svg:x1="-1.4cm" svg:y1="39cm" svg:x2="-0.4cm" svg:y2="37.7cm">
          <text:p/>
        </draw:line>
        <draw:circle draw:style-name="gr3" draw:text-style-name="P2" draw:layer="layout" svg:width="0.9cm" svg:height="0.9cm" svg:x="-0.85cm" svg:y="37.25cm">
          <text:p text:style-name="P1"><text:span text:style-name="T1">23</text:span></text:p>
        </draw:circle>
        <draw:circle draw:style-name="gr36" draw:text-style-name="P4" draw:layer="layout" svg:width="0.9cm" svg:height="0.9cm" svg:x="-1.85cm" svg:y="38.65cm">
          <text:p text:style-name="P3"><text:span text:style-name="T2">22</text:span></text:p>
        </draw:circle>
        <draw:circle draw:style-name="gr37" draw:text-style-name="P4" draw:layer="layout" svg:width="0.9cm" svg:height="0.9cm" svg:x="-0.25cm" svg:y="38.65cm">
          <text:p text:style-name="P3"><text:span text:style-name="T2">24</text:span></text:p>
        </draw:circle>
        <draw:line draw:style-name="gr38" draw:text-style-name="P1" draw:layer="layout" svg:x1="13.9cm" svg:y1="25.835cm" svg:x2="15.35cm" svg:y2="23.95cm">
          <text:p/>
        </draw:line>
        <draw:line draw:style-name="gr1" draw:text-style-name="P1" draw:layer="layout" svg:x1="15.35cm" svg:y1="23.95cm" svg:x2="16.35cm" svg:y2="25.25cm">
          <text:p/>
        </draw:line>
        <draw:line draw:style-name="gr1" draw:text-style-name="P1" draw:layer="layout" svg:x1="16.35cm" svg:y1="25.25cm" svg:x2="17.35cm" svg:y2="26.55cm">
          <text:p/>
        </draw:line>
        <draw:line draw:style-name="gr38" draw:text-style-name="P1" draw:layer="layout" svg:x1="17.35cm" svg:y1="26.55cm" svg:x2="18.35cm" svg:y2="27.85cm">
          <text:p/>
        </draw:line>
        <draw:line draw:style-name="gr38" draw:text-style-name="P1" draw:layer="layout" svg:x1="16.35cm" svg:y1="27.85cm" svg:x2="17.35cm" svg:y2="26.55cm">
          <text:p/>
        </draw:line>
        <draw:circle draw:style-name="gr39" draw:text-style-name="P2" draw:layer="layout" svg:width="0.9cm" svg:height="0.9cm" svg:x="14.9cm" svg:y="23.5cm">
          <text:p text:style-name="P1"><text:span text:style-name="T1">5</text:span></text:p>
        </draw:circle>
        <draw:circle draw:style-name="gr3" draw:text-style-name="P2" draw:layer="layout" svg:width="0.9cm" svg:height="0.9cm" svg:x="15.9cm" svg:y="24.8cm">
          <text:p text:style-name="P1"><text:span text:style-name="T1">7</text:span></text:p>
        </draw:circle>
        <draw:circle draw:style-name="gr3" draw:text-style-name="P2" draw:layer="layout" svg:width="0.9cm" svg:height="0.9cm" svg:x="16.9cm" svg:y="26.1cm">
          <text:p text:style-name="P1"><text:span text:style-name="T1">8</text:span></text:p>
        </draw:circle>
        <draw:g>
          <draw:line draw:style-name="gr1" draw:text-style-name="P1" draw:layer="layout" svg:x1="12.65cm" svg:y1="19.05cm" svg:x2="13.65cm" svg:y2="17.75cm">
            <text:p/>
          </draw:line>
          <draw:line draw:style-name="gr1" draw:text-style-name="P1" draw:layer="layout" svg:x1="13.65cm" svg:y1="17.75cm" svg:x2="14.65cm" svg:y2="19.05cm">
            <text:p/>
          </draw:line>
          <draw:line draw:style-name="gr1" draw:text-style-name="P1" draw:layer="layout" svg:x1="14.65cm" svg:y1="19.05cm" svg:x2="15.65cm" svg:y2="20.35cm">
            <text:p/>
          </draw:line>
          <draw:line draw:style-name="gr1" draw:text-style-name="P1" draw:layer="layout" svg:x1="15.65cm" svg:y1="20.35cm" svg:x2="16.65cm" svg:y2="21.65cm">
            <text:p/>
          </draw:line>
          <draw:line draw:style-name="gr1" draw:text-style-name="P1" draw:layer="layout" svg:x1="11.65cm" svg:y1="20.35cm" svg:x2="12.65cm" svg:y2="19.05cm">
            <text:p/>
          </draw:line>
          <draw:circle draw:style-name="gr2" draw:text-style-name="P2" draw:layer="layout" svg:width="0.9cm" svg:height="0.9cm" svg:x="13.2cm" svg:y="17.3cm">
            <text:p text:style-name="P1"><text:span text:style-name="T1">18</text:span></text:p>
          </draw:circle>
          <draw:circle draw:style-name="gr3" draw:text-style-name="P2" draw:layer="layout" svg:width="0.9cm" svg:height="0.9cm" svg:x="14.2cm" svg:y="18.6cm">
            <text:p text:style-name="P1"><text:span text:style-name="T1">17</text:span></text:p>
          </draw:circle>
          <draw:circle draw:style-name="gr3" draw:text-style-name="P2" draw:layer="layout" svg:width="0.9cm" svg:height="0.9cm" svg:x="12.2cm" svg:y="18.6cm">
            <text:p text:style-name="P1"><text:span text:style-name="T1">3</text:span></text:p>
          </draw:circle>
          <draw:circle draw:style-name="gr3" draw:text-style-name="P2" draw:layer="layout" svg:width="0.9cm" svg:height="0.9cm" svg:x="15.2cm" svg:y="19.9cm">
            <text:p text:style-name="P1"><text:span text:style-name="T1">19</text:span></text:p>
          </draw:circle>
          <draw:circle draw:style-name="gr4" draw:text-style-name="P2" draw:layer="layout" svg:width="0.9cm" svg:height="0.9cm" svg:x="11.2cm" svg:y="19.9cm">
            <text:p text:style-name="P1"><text:span text:style-name="T1">2</text:span></text:p>
          </draw:circle>
          <draw:circle draw:style-name="gr4" draw:text-style-name="P2" draw:layer="layout" svg:width="0.9cm" svg:height="0.9cm" svg:x="16.2cm" svg:y="21.3cm">
            <text:p text:style-name="P1"><text:span text:style-name="T1">21</text:span></text:p>
          </draw:circle>
        </draw:g>
        <draw:line draw:style-name="gr38" draw:text-style-name="P1" draw:layer="layout" svg:x1="19.5cm" svg:y1="24.9cm" svg:x2="20.25cm" svg:y2="23.95cm">
          <text:p/>
        </draw:line>
        <draw:line draw:style-name="gr1" draw:text-style-name="P1" draw:layer="layout" svg:x1="20.3cm" svg:y1="24cm" svg:x2="22.2cm" svg:y2="25.9cm">
          <text:p/>
        </draw:line>
        <draw:line draw:style-name="gr38" draw:text-style-name="P1" draw:layer="layout" svg:x1="21.25cm" svg:y1="27.15cm" svg:x2="21.8cm" svg:y2="27.865cm">
          <text:p/>
        </draw:line>
        <draw:line draw:style-name="gr38" draw:text-style-name="P1" draw:layer="layout" svg:x1="20.674cm" svg:y1="27.9cm" svg:x2="21.25cm" svg:y2="27.15cm">
          <text:p/>
        </draw:line>
        <draw:circle draw:style-name="gr39" draw:text-style-name="P2" draw:layer="layout" svg:width="0.9cm" svg:height="0.9cm" svg:x="19.8cm" svg:y="23.5cm">
          <text:p text:style-name="P1"><text:span text:style-name="T1">5</text:span></text:p>
        </draw:circle>
        <draw:line draw:style-name="gr40" draw:text-style-name="P1" draw:layer="layout" svg:x1="21.289cm" svg:y1="27.1cm" svg:x2="22.3cm" svg:y2="25.786cm">
          <text:p/>
        </draw:line>
        <draw:circle draw:style-name="gr3" draw:text-style-name="P2" draw:layer="layout" svg:width="0.9cm" svg:height="0.9cm" svg:x="21.8cm" svg:y="25.4cm">
          <text:p text:style-name="P1"><text:span text:style-name="T1">8</text:span></text:p>
        </draw:circle>
        <draw:circle draw:style-name="gr3" draw:text-style-name="P2" draw:layer="layout" svg:width="0.9cm" svg:height="0.9cm" svg:x="20.8cm" svg:y="26.7cm">
          <text:p text:style-name="P1"><text:span text:style-name="T1">7</text:span></text:p>
        </draw:circle>
        <draw:g>
          <draw:line draw:style-name="gr41" draw:text-style-name="P1" draw:layer="layout" svg:x1="10.953cm" svg:y1="14.448cm" svg:x2="11.953cm" svg:y2="13.148cm">
            <text:p/>
          </draw:line>
          <draw:line draw:style-name="gr1" draw:text-style-name="P1" draw:layer="layout" svg:x1="9.95cm" svg:y1="13.15cm" svg:x2="10.95cm" svg:y2="11.85cm">
            <text:p/>
          </draw:line>
          <draw:line draw:style-name="gr1" draw:text-style-name="P1" draw:layer="layout" svg:x1="10.95cm" svg:y1="11.85cm" svg:x2="11.95cm" svg:y2="13.15cm">
            <text:p/>
          </draw:line>
          <draw:line draw:style-name="gr1" draw:text-style-name="P1" draw:layer="layout" svg:x1="11.95cm" svg:y1="13.15cm" svg:x2="12.95cm" svg:y2="14.45cm">
            <text:p/>
          </draw:line>
          <draw:line draw:style-name="gr1" draw:text-style-name="P1" draw:layer="layout" svg:x1="12.95cm" svg:y1="14.45cm" svg:x2="13.95cm" svg:y2="15.75cm">
            <text:p/>
          </draw:line>
          <draw:line draw:style-name="gr1" draw:text-style-name="P1" draw:layer="layout" svg:x1="11.95cm" svg:y1="15.75cm" svg:x2="12.95cm" svg:y2="14.45cm">
            <text:p/>
          </draw:line>
          <draw:line draw:style-name="gr1" draw:text-style-name="P1" draw:layer="layout" svg:x1="8.95cm" svg:y1="14.45cm" svg:x2="9.95cm" svg:y2="13.15cm">
            <text:p/>
          </draw:line>
          <draw:circle draw:style-name="gr2" draw:text-style-name="P2" draw:layer="layout" svg:width="0.9cm" svg:height="0.9cm" svg:x="10.5cm" svg:y="11.4cm">
            <text:p text:style-name="P1"><text:span text:style-name="T1">14</text:span></text:p>
          </draw:circle>
          <draw:circle draw:style-name="gr3" draw:text-style-name="P2" draw:layer="layout" svg:width="0.9cm" svg:height="0.9cm" svg:x="11.5cm" svg:y="12.7cm">
            <text:p text:style-name="P1"><text:span text:style-name="T1">17</text:span></text:p>
          </draw:circle>
          <draw:circle draw:style-name="gr3" draw:text-style-name="P2" draw:layer="layout" svg:width="0.9cm" svg:height="0.9cm" svg:x="9.5cm" svg:y="12.7cm">
            <text:p text:style-name="P1"><text:span text:style-name="T1">3</text:span></text:p>
          </draw:circle>
          <draw:circle draw:style-name="gr3" draw:text-style-name="P2" draw:layer="layout" svg:width="0.9cm" svg:height="0.9cm" svg:x="12.5cm" svg:y="14cm">
            <text:p text:style-name="P1"><text:span text:style-name="T1">19</text:span></text:p>
          </draw:circle>
          <draw:circle draw:style-name="gr4" draw:text-style-name="P2" draw:layer="layout" svg:width="0.9cm" svg:height="0.9cm" svg:x="8.5cm" svg:y="14cm">
            <text:p text:style-name="P1"><text:span text:style-name="T1">2</text:span></text:p>
          </draw:circle>
          <draw:circle draw:style-name="gr4" draw:text-style-name="P2" draw:layer="layout" svg:width="0.9cm" svg:height="0.9cm" svg:x="13.5cm" svg:y="15.4cm">
            <text:p text:style-name="P1"><text:span text:style-name="T1">21</text:span></text:p>
          </draw:circle>
          <draw:circle draw:style-name="gr42" draw:text-style-name="P4" draw:layer="layout" svg:width="0.9cm" svg:height="0.9cm" svg:x="11.5cm" svg:y="15.4cm">
            <text:p text:style-name="P3"><text:span text:style-name="T2">18</text:span></text:p>
          </draw:circle>
          <draw:circle draw:style-name="gr43" draw:text-style-name="P6" draw:layer="layout" svg:width="0.9cm" svg:height="0.9cm" svg:x="10.503cm" svg:y="13.998cm">
            <text:p text:style-name="P5"><text:span text:style-name="T1">14</text:span></text:p>
          </draw:circle>
          <draw:path draw:style-name="gr44" draw:text-style-name="P1" draw:layer="layout" svg:width="0.146cm" svg:height="1.499cm" svg:x="10.901cm" svg:y="12.4cm" svg:viewBox="0 0 147 1500" svg:d="M99 1500c-300-400 200-900 0-150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Fine_20_Dashed" draw:display-name="Fine Dashed" draw:style="rect" draw:dots1="6" draw:dots1-length="0.51cm" draw:dots2="8" draw:dots2-length="0.51cm" draw:distance="0.11cm"/>
    <draw:stroke-dash draw:name="Ultrafine_20_Dashed" draw:display-name="Ultrafine Dashed" draw:style="rect" draw:dots1="1" draw:dots1-length="0.05cm" draw:dots2="1" draw:dots2-length="0.05cm" draw:distance="0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man </meta:initial-creator>
    <meta:creation-date>2018-08-13T19:46:46.02</meta:creation-date>
    <dc:date>2019-03-31T13:17:55.74</dc:date>
    <dc:creator>Roman </dc:creator>
    <meta:editing-duration>PT11H24M45S</meta:editing-duration>
    <meta:editing-cycles>14</meta:editing-cycles>
    <meta:generator>OpenOffice/4.1.5$Win32 OpenOffice.org_project/415m1$Build-9789</meta:generator>
    <meta:document-statistic meta:object-count="181"/>
  </office:meta>
</office:document-meta>
</file>